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4.131cm"/>
    </style:style>
    <style:style style:name="co5" style:family="table-column">
      <style:table-column-properties fo:break-before="auto" style:column-width="6.003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Open sans" fo:font-size="11pt" fo:language="none" fo:country="none" style:font-name-asian="Calibri1" style:font-size-asian="11pt" style:language-asian="none" style:country-asian="none" style:font-name-complex="Calibri1" style:font-size-complex="11pt" style:language-complex="none" style:country-complex="none"/>
    </style:style>
    <style:style style:name="ce9" style:family="table-cell" style:parent-style-name="Default">
      <style:table-cell-properties fo:padding="0.071cm"/>
      <style:text-properties style:font-name="Open sans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fo:font-weight="normal" style:font-name-asian="Microsoft YaHei" style:font-size-asian="11pt" style:font-weight-asian="normal" style:font-name-complex="Calibri" style:font-size-complex="11pt" style:font-weight-complex="normal"/>
    </style:style>
    <style:style style:name="ce11" style:family="table-cell" style:parent-style-name="Default">
      <style:text-properties style:font-name="Open sans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fo:font-weight="normal" style:font-name-asian="Segoe UI" style:font-size-asian="11pt" style:font-weight-asian="normal" style:font-name-complex="Tahoma" style:font-size-complex="11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Open sans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Open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style:font-name-asian="Segoe UI" style:font-name-complex="Tahoma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Experience</text:p>
          </table:table-cell>
          <table:table-cell table:style-name="ce1"/>
          <table:table-cell table:style-name="ce17"/>
          <table:table-cell table:style-name="ce5"/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100" calcext:value-type="float">
            <text:p>100</text:p>
          </table:table-cell>
          <table:table-cell table:style-name="ce14" table:formula="of:=SUMPRODUCT(ROW(INDIRECT(&quot;1:&quot; &amp; [.B2])))" office:value-type="float" office:value="5050" calcext:value-type="float">
            <text:p>5050</text:p>
          </table:table-cell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Etiquette</text:p>
          </table:table-cell>
          <table:table-cell office:value-type="float" office:value="73" calcext:value-type="float">
            <text:p>73</text:p>
          </table:table-cell>
          <table:table-cell table:style-name="ce14" table:formula="of:=SUMPRODUCT(ROW(INDIRECT(&quot;1:&quot; &amp; [.B3])))" office:value-type="float" office:value="2701" calcext:value-type="float">
            <text:p>2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idence Analysis</text:p>
          </table:table-cell>
          <table:table-cell office:value-type="float" office:value="54" calcext:value-type="float">
            <text:p>54</text:p>
          </table:table-cell>
          <table:table-cell table:style-name="ce14" table:formula="of:=SUMPRODUCT(ROW(INDIRECT(&quot;1:&quot; &amp; [.B4])))" office:value-type="float" office:value="1485" calcext:value-type="float">
            <text:p>1485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Interrogation</text:p>
          </table:table-cell>
          <table:table-cell office:value-type="float" office:value="38" calcext:value-type="float">
            <text:p>38</text:p>
          </table:table-cell>
          <table:table-cell table:style-name="ce14" table:formula="of:=SUMPRODUCT(ROW(INDIRECT(&quot;1:&quot; &amp; [.B5])))" office:value-type="float" office:value="741" calcext:value-type="float">
            <text:p>741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Legal Drafting</text:p>
          </table:table-cell>
          <table:table-cell office:value-type="float" office:value="34" calcext:value-type="float">
            <text:p>34</text:p>
          </table:table-cell>
          <table:table-cell table:style-name="ce14" table:formula="of:=SUMPRODUCT(ROW(INDIRECT(&quot;1:&quot; &amp; [.B6])))"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Mediation</text:p>
          </table:table-cell>
          <table:table-cell office:value-type="float" office:value="49" calcext:value-type="float">
            <text:p>49</text:p>
          </table:table-cell>
          <table:table-cell table:style-name="ce14" table:formula="of:=SUMPRODUCT(ROW(INDIRECT(&quot;1:&quot; &amp; [.B7])))" office:value-type="float" office:value="1225" calcext:value-type="float">
            <text:p>1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bitration</text:p>
          </table:table-cell>
          <table:table-cell office:value-type="float" office:value="32" calcext:value-type="float">
            <text:p>32</text:p>
          </table:table-cell>
          <table:table-cell table:style-name="ce14" table:formula="of:=SUMPRODUCT(ROW(INDIRECT(&quot;1:&quot; &amp; [.B8])))"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Ethics</text:p>
          </table:table-cell>
          <table:table-cell office:value-type="float" office:value="29" calcext:value-type="float">
            <text:p>29</text:p>
          </table:table-cell>
          <table:table-cell table:style-name="ce14" table:formula="of:=SUMPRODUCT(ROW(INDIRECT(&quot;1:&quot; &amp; [.B9])))"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dvocacy</text:p>
          </table:table-cell>
          <table:table-cell office:value-type="float" office:value="37" calcext:value-type="float">
            <text:p>37</text:p>
          </table:table-cell>
          <table:table-cell table:style-name="ce14" table:formula="of:=SUMPRODUCT(ROW(INDIRECT(&quot;1:&quot; &amp; [.B10])))" office:value-type="float" office:value="703" calcext:value-type="float">
            <text:p>703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Negotiation</text:p>
          </table:table-cell>
          <table:table-cell office:value-type="float" office:value="40" calcext:value-type="float">
            <text:p>40</text:p>
          </table:table-cell>
          <table:table-cell table:style-name="ce14" table:formula="of:=SUMPRODUCT(ROW(INDIRECT(&quot;1:&quot; &amp; [.B11])))"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isprudence</text:p>
          </table:table-cell>
          <table:table-cell office:value-type="float" office:value="56" calcext:value-type="float">
            <text:p>56</text:p>
          </table:table-cell>
          <table:table-cell table:style-name="ce14" table:formula="of:=SUMPRODUCT(ROW(INDIRECT(&quot;1:&quot; &amp; [.B12])))" office:value-type="float" office:value="1596" calcext:value-type="float">
            <text:p>1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logy</text:p>
          </table:table-cell>
          <table:table-cell office:value-type="float" office:value="17" calcext:value-type="float">
            <text:p>17</text:p>
          </table:table-cell>
          <table:table-cell table:style-name="ce14" table:formula="of:=SUMPRODUCT(ROW(INDIRECT(&quot;1:&quot; &amp; [.B13]))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lem Solving</text:p>
          </table:table-cell>
          <table:table-cell office:value-type="float" office:value="28" calcext:value-type="float">
            <text:p>28</text:p>
          </table:table-cell>
          <table:table-cell table:style-name="ce14" table:formula="of:=SUMPRODUCT(ROW(INDIRECT(&quot;1:&quot; &amp; [.B14])))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tern Recognition</text:p>
          </table:table-cell>
          <table:table-cell office:value-type="float" office:value="36" calcext:value-type="float">
            <text:p>36</text:p>
          </table:table-cell>
          <table:table-cell table:style-name="ce14" table:formula="of:=SUMPRODUCT(ROW(INDIRECT(&quot;1:&quot; &amp; [.B15])))"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otional Detachment</text:p>
          </table:table-cell>
          <table:table-cell office:value-type="float" office:value="39" calcext:value-type="float">
            <text:p>39</text:p>
          </table:table-cell>
          <table:table-cell table:style-name="ce14" table:formula="of:=SUMPRODUCT(ROW(INDIRECT(&quot;1:&quot; &amp; [.B16])))"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in Resistance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17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ess Resistance</text:p>
          </table:table-cell>
          <table:table-cell office:value-type="float" office:value="37" calcext:value-type="float">
            <text:p>37</text:p>
          </table:table-cell>
          <table:table-cell table:style-name="ce14" table:formula="of:=SUMPRODUCT(ROW(INDIRECT(&quot;1:&quot; &amp; [.B18])))" office:value-type="float" office:value="703" calcext:value-type="float">
            <text:p>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eep Resistance</text:p>
          </table:table-cell>
          <table:table-cell office:value-type="float" office:value="21" calcext:value-type="float">
            <text:p>21</text:p>
          </table:table-cell>
          <table:table-cell table:style-name="ce14" table:formula="of:=SUMPRODUCT(ROW(INDIRECT(&quot;1:&quot; &amp; [.B19])))"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igraphy</text:p>
          </table:table-cell>
          <table:table-cell office:value-type="float" office:value="59" calcext:value-type="float">
            <text:p>59</text:p>
          </table:table-cell>
          <table:table-cell table:style-name="ce14" table:formula="of:=SUMPRODUCT(ROW(INDIRECT(&quot;1:&quot; &amp; [.B20])))" office:value-type="float" office:value="1770" calcext:value-type="float">
            <text:p>17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ng</text:p>
          </table:table-cell>
          <table:table-cell office:value-type="float" office:value="45" calcext:value-type="float">
            <text:p>45</text:p>
          </table:table-cell>
          <table:table-cell table:style-name="ce14" table:formula="of:=SUMPRODUCT(ROW(INDIRECT(&quot;1:&quot; &amp; [.B21])))" office:value-type="float" office:value="1035" calcext:value-type="float">
            <text:p>1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ing</text:p>
          </table:table-cell>
          <table:table-cell office:value-type="float" office:value="30" calcext:value-type="float">
            <text:p>30</text:p>
          </table:table-cell>
          <table:table-cell table:style-name="ce14" table:formula="of:=SUMPRODUCT(ROW(INDIRECT(&quot;1:&quot; &amp; [.B22])))"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y Telling</text:p>
          </table:table-cell>
          <table:table-cell office:value-type="float" office:value="42" calcext:value-type="float">
            <text:p>42</text:p>
          </table:table-cell>
          <table:table-cell table:style-name="ce14" table:formula="of:=SUMPRODUCT(ROW(INDIRECT(&quot;1:&quot; &amp; [.B23])))"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inology</text:p>
          </table:table-cell>
          <table:table-cell office:value-type="float" office:value="28" calcext:value-type="float">
            <text:p>28</text:p>
          </table:table-cell>
          <table:table-cell table:style-name="ce14" table:formula="of:=SUMPRODUCT(ROW(INDIRECT(&quot;1:&quot; &amp; [.B24])))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filing</text:p>
          </table:table-cell>
          <table:table-cell office:value-type="float" office:value="22" calcext:value-type="float">
            <text:p>22</text:p>
          </table:table-cell>
          <table:table-cell table:style-name="ce14" table:formula="of:=SUMPRODUCT(ROW(INDIRECT(&quot;1:&quot; &amp; [.B25])))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st Aid</text:p>
          </table:table-cell>
          <table:table-cell office:value-type="float" office:value="8" calcext:value-type="float">
            <text:p>8</text:p>
          </table:table-cell>
          <table:table-cell table:style-name="ce14" table:formula="of:=SUMPRODUCT(ROW(INDIRECT(&quot;1:&quot; &amp; [.B26]))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m</text:p>
          </table:table-cell>
          <table:table-cell office:value-type="float" office:value="59" calcext:value-type="float">
            <text:p>59</text:p>
          </table:table-cell>
          <table:table-cell table:style-name="ce14" table:formula="of:=SUMPRODUCT(ROW(INDIRECT(&quot;1:&quot; &amp; [.B27])))" office:value-type="float" office:value="1770" calcext:value-type="float">
            <text:p>17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cial Perception</text:p>
          </table:table-cell>
          <table:table-cell office:value-type="float" office:value="20" calcext:value-type="float">
            <text:p>20</text:p>
          </table:table-cell>
          <table:table-cell table:style-name="ce14" table:formula="of:=SUMPRODUCT(ROW(INDIRECT(&quot;1:&quot; &amp; [.B28])))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lict Avoidance</text:p>
          </table:table-cell>
          <table:table-cell office:value-type="float" office:value="37" calcext:value-type="float">
            <text:p>37</text:p>
          </table:table-cell>
          <table:table-cell table:style-name="ce14" table:formula="of:=SUMPRODUCT(ROW(INDIRECT(&quot;1:&quot; &amp; [.B29])))" office:value-type="float" office:value="703" calcext:value-type="float">
            <text:p>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ve Listening</text:p>
          </table:table-cell>
          <table:table-cell office:value-type="float" office:value="34" calcext:value-type="float">
            <text:p>34</text:p>
          </table:table-cell>
          <table:table-cell table:style-name="ce14" table:formula="of:=SUMPRODUCT(ROW(INDIRECT(&quot;1:&quot; &amp; [.B30])))"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verbal Communication</text:p>
          </table:table-cell>
          <table:table-cell office:value-type="float" office:value="46" calcext:value-type="float">
            <text:p>46</text:p>
          </table:table-cell>
          <table:table-cell table:style-name="ce14" table:formula="of:=SUMPRODUCT(ROW(INDIRECT(&quot;1:&quot; &amp; [.B31])))" office:value-type="float" office:value="1081" calcext:value-type="float">
            <text:p>1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luencing</text:p>
          </table:table-cell>
          <table:table-cell office:value-type="float" office:value="40" calcext:value-type="float">
            <text:p>40</text:p>
          </table:table-cell>
          <table:table-cell table:style-name="ce14" table:formula="of:=SUMPRODUCT(ROW(INDIRECT(&quot;1:&quot; &amp; [.B32])))"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ionship Building</text:p>
          </table:table-cell>
          <table:table-cell office:value-type="float" office:value="16" calcext:value-type="float">
            <text:p>16</text:p>
          </table:table-cell>
          <table:table-cell table:style-name="ce14" table:formula="of:=SUMPRODUCT(ROW(INDIRECT(&quot;1:&quot; &amp; [.B33])))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or</text:p>
          </table:table-cell>
          <table:table-cell office:value-type="float" office:value="11" calcext:value-type="float">
            <text:p>11</text:p>
          </table:table-cell>
          <table:table-cell table:style-name="ce14" table:formula="of:=SUMPRODUCT(ROW(INDIRECT(&quot;1:&quot; &amp; [.B34]))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athy</text:p>
          </table:table-cell>
          <table:table-cell office:value-type="float" office:value="14" calcext:value-type="float">
            <text:p>14</text:p>
          </table:table-cell>
          <table:table-cell table:style-name="ce14" table:formula="of:=SUMPRODUCT(ROW(INDIRECT(&quot;1:&quot; &amp; [.B35]))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plomacy</text:p>
          </table:table-cell>
          <table:table-cell office:value-type="float" office:value="15" calcext:value-type="float">
            <text:p>15</text:p>
          </table:table-cell>
          <table:table-cell table:style-name="ce14" table:formula="of:=SUMPRODUCT(ROW(INDIRECT(&quot;1:&quot; &amp; [.B36]))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gaining</text:p>
          </table:table-cell>
          <table:table-cell office:value-type="float" office:value="20" calcext:value-type="float">
            <text:p>20</text:p>
          </table:table-cell>
          <table:table-cell table:style-name="ce14" table:formula="of:=SUMPRODUCT(ROW(INDIRECT(&quot;1:&quot; &amp; [.B37])))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inwashing</text:p>
          </table:table-cell>
          <table:table-cell office:value-type="float" office:value="7" calcext:value-type="float">
            <text:p>7</text:p>
          </table:table-cell>
          <table:table-cell table:style-name="ce14" table:formula="of:=SUMPRODUCT(ROW(INDIRECT(&quot;1:&quot; &amp; [.B38]))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29" calcext:value-type="float">
            <text:p>29</text:p>
          </table:table-cell>
          <table:table-cell table:style-name="ce14" table:formula="of:=SUMPRODUCT(ROW(INDIRECT(&quot;1:&quot; &amp; [.B39])))"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ating</text:p>
          </table:table-cell>
          <table:table-cell office:value-type="float" office:value="37" calcext:value-type="float">
            <text:p>37</text:p>
          </table:table-cell>
          <table:table-cell table:style-name="ce14" table:formula="of:=SUMPRODUCT(ROW(INDIRECT(&quot;1:&quot; &amp; [.B40])))" office:value-type="float" office:value="703" calcext:value-type="float">
            <text:p>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eiving</text:p>
          </table:table-cell>
          <table:table-cell office:value-type="float" office:value="12" calcext:value-type="float">
            <text:p>12</text:p>
          </table:table-cell>
          <table:table-cell table:style-name="ce14" table:formula="of:=SUMPRODUCT(ROW(INDIRECT(&quot;1:&quot; &amp; [.B41]))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otional Manipulation</text:p>
          </table:table-cell>
          <table:table-cell office:value-type="float" office:value="26" calcext:value-type="float">
            <text:p>26</text:p>
          </table:table-cell>
          <table:table-cell table:style-name="ce14" table:formula="of:=SUMPRODUCT(ROW(INDIRECT(&quot;1:&quot; &amp; [.B42])))"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uasion</text:p>
          </table:table-cell>
          <table:table-cell office:value-type="float" office:value="27" calcext:value-type="float">
            <text:p>27</text:p>
          </table:table-cell>
          <table:table-cell table:style-name="ce14" table:formula="of:=SUMPRODUCT(ROW(INDIRECT(&quot;1:&quot; &amp; [.B43])))"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incing</text:p>
          </table:table-cell>
          <table:table-cell office:value-type="float" office:value="23" calcext:value-type="float">
            <text:p>23</text:p>
          </table:table-cell>
          <table:table-cell table:style-name="ce14" table:formula="of:=SUMPRODUCT(ROW(INDIRECT(&quot;1:&quot; &amp; [.B44])))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termination</text:p>
          </table:table-cell>
          <table:table-cell office:value-type="float" office:value="30" calcext:value-type="float">
            <text:p>30</text:p>
          </table:table-cell>
          <table:table-cell table:style-name="ce14" table:formula="of:=SUMPRODUCT(ROW(INDIRECT(&quot;1:&quot; &amp; [.B45])))"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cipline</text:p>
          </table:table-cell>
          <table:table-cell office:value-type="float" office:value="22" calcext:value-type="float">
            <text:p>22</text:p>
          </table:table-cell>
          <table:table-cell table:style-name="ce14" table:formula="of:=SUMPRODUCT(ROW(INDIRECT(&quot;1:&quot; &amp; [.B46])))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t</text:p>
          </table:table-cell>
          <table:table-cell office:value-type="float" office:value="16" calcext:value-type="float">
            <text:p>16</text:p>
          </table:table-cell>
          <table:table-cell table:style-name="ce14" table:formula="of:=SUMPRODUCT(ROW(INDIRECT(&quot;1:&quot; &amp; [.B47])))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ability</text:p>
          </table:table-cell>
          <table:table-cell office:value-type="float" office:value="36" calcext:value-type="float">
            <text:p>36</text:p>
          </table:table-cell>
          <table:table-cell table:style-name="ce14" table:formula="of:=SUMPRODUCT(ROW(INDIRECT(&quot;1:&quot; &amp; [.B48])))"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acity</text:p>
          </table:table-cell>
          <table:table-cell office:value-type="float" office:value="20" calcext:value-type="float">
            <text:p>20</text:p>
          </table:table-cell>
          <table:table-cell table:style-name="ce14" table:formula="of:=SUMPRODUCT(ROW(INDIRECT(&quot;1:&quot; &amp; [.B49])))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f-Motivation</text:p>
          </table:table-cell>
          <table:table-cell office:value-type="float" office:value="14" calcext:value-type="float">
            <text:p>14</text:p>
          </table:table-cell>
          <table:table-cell table:style-name="ce14" table:formula="of:=SUMPRODUCT(ROW(INDIRECT(&quot;1:&quot; &amp; [.B50]))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als</text:p>
          </table:table-cell>
          <table:table-cell office:value-type="float" office:value="40" calcext:value-type="float">
            <text:p>40</text:p>
          </table:table-cell>
          <table:table-cell table:style-name="ce14" table:formula="of:=SUMPRODUCT(ROW(INDIRECT(&quot;1:&quot; &amp; [.B51])))"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vics</text:p>
          </table:table-cell>
          <table:table-cell office:value-type="float" office:value="61" calcext:value-type="float">
            <text:p>61</text:p>
          </table:table-cell>
          <table:table-cell table:style-name="ce14" table:formula="of:=SUMPRODUCT(ROW(INDIRECT(&quot;1:&quot; &amp; [.B52])))" office:value-type="float" office:value="1891" calcext:value-type="float">
            <text:p>1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guistics</text:p>
          </table:table-cell>
          <table:table-cell office:value-type="float" office:value="19" calcext:value-type="float">
            <text:p>19</text:p>
          </table:table-cell>
          <table:table-cell table:style-name="ce14" table:formula="of:=SUMPRODUCT(ROW(INDIRECT(&quot;1:&quot; &amp; [.B53])))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ciology</text:p>
          </table:table-cell>
          <table:table-cell office:value-type="float" office:value="13" calcext:value-type="float">
            <text:p>13</text:p>
          </table:table-cell>
          <table:table-cell table:style-name="ce14" table:formula="of:=SUMPRODUCT(ROW(INDIRECT(&quot;1:&quot; &amp; [.B54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ychology</text:p>
          </table:table-cell>
          <table:table-cell office:value-type="float" office:value="37" calcext:value-type="float">
            <text:p>37</text:p>
          </table:table-cell>
          <table:table-cell table:style-name="ce14" table:formula="of:=SUMPRODUCT(ROW(INDIRECT(&quot;1:&quot; &amp; [.B55])))" office:value-type="float" office:value="703" calcext:value-type="float">
            <text:p>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itics</text:p>
          </table:table-cell>
          <table:table-cell office:value-type="float" office:value="40" calcext:value-type="float">
            <text:p>40</text:p>
          </table:table-cell>
          <table:table-cell table:style-name="ce14" table:formula="of:=SUMPRODUCT(ROW(INDIRECT(&quot;1:&quot; &amp; [.B56])))"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onomics</text:p>
          </table:table-cell>
          <table:table-cell office:value-type="float" office:value="9" calcext:value-type="float">
            <text:p>9</text:p>
          </table:table-cell>
          <table:table-cell table:style-name="ce14" table:formula="of:=SUMPRODUCT(ROW(INDIRECT(&quot;1:&quot; &amp; [.B57]))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Writing</text:p>
          </table:table-cell>
          <table:table-cell office:value-type="float" office:value="56" calcext:value-type="float">
            <text:p>56</text:p>
          </table:table-cell>
          <table:table-cell table:style-name="ce14" table:formula="of:=SUMPRODUCT(ROW(INDIRECT(&quot;1:&quot; &amp; [.B58])))" office:value-type="float" office:value="1596" calcext:value-type="float">
            <text:p>1596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Reading</text:p>
          </table:table-cell>
          <table:table-cell office:value-type="float" office:value="60" calcext:value-type="float">
            <text:p>60</text:p>
          </table:table-cell>
          <table:table-cell table:style-name="ce14" table:formula="of:=SUMPRODUCT(ROW(INDIRECT(&quot;1:&quot; &amp; [.B59])))" office:value-type="float" office:value="1830" calcext:value-type="float">
            <text:p>1830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Mathematics</text:p>
          </table:table-cell>
          <table:table-cell office:value-type="float" office:value="15" calcext:value-type="float">
            <text:p>15</text:p>
          </table:table-cell>
          <table:table-cell table:style-name="ce14" table:formula="of:=SUMPRODUCT(ROW(INDIRECT(&quot;1:&quot; &amp; [.B60]))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losophy</text:p>
          </table:table-cell>
          <table:table-cell office:value-type="float" office:value="57" calcext:value-type="float">
            <text:p>57</text:p>
          </table:table-cell>
          <table:table-cell table:style-name="ce14" table:formula="of:=SUMPRODUCT(ROW(INDIRECT(&quot;1:&quot; &amp; [.B61])))" office:value-type="float" office:value="1653" calcext:value-type="float">
            <text:p>16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ory</text:p>
          </table:table-cell>
          <table:table-cell office:value-type="float" office:value="59" calcext:value-type="float">
            <text:p>59</text:p>
          </table:table-cell>
          <table:table-cell table:style-name="ce14" table:formula="of:=SUMPRODUCT(ROW(INDIRECT(&quot;1:&quot; &amp; [.B62])))" office:value-type="float" office:value="1770" calcext:value-type="float">
            <text:p>17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lture</text:p>
          </table:table-cell>
          <table:table-cell office:value-type="float" office:value="21" calcext:value-type="float">
            <text:p>21</text:p>
          </table:table-cell>
          <table:table-cell table:style-name="ce14" table:formula="of:=SUMPRODUCT(ROW(INDIRECT(&quot;1:&quot; &amp; [.B63])))"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Swimming</text:p>
          </table:table-cell>
          <table:table-cell office:value-type="float" office:value="7" calcext:value-type="float">
            <text:p>7</text:p>
          </table:table-cell>
          <table:table-cell table:style-name="ce14" table:formula="of:=SUMPRODUCT(ROW(INDIRECT(&quot;1:&quot; &amp; [.B64]))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ning</text:p>
          </table:table-cell>
          <table:table-cell office:value-type="float" office:value="9" calcext:value-type="float">
            <text:p>9</text:p>
          </table:table-cell>
          <table:table-cell table:style-name="ce14" table:formula="of:=SUMPRODUCT(ROW(INDIRECT(&quot;1:&quot; &amp; [.B65]))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te Crafting</text:p>
          </table:table-cell>
          <table:table-cell office:value-type="float" office:value="30" calcext:value-type="float">
            <text:p>30</text:p>
          </table:table-cell>
          <table:table-cell table:style-name="ce14" table:formula="of:=SUMPRODUCT(ROW(INDIRECT(&quot;1:&quot; &amp; [.B66])))"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te Playing</text:p>
          </table:table-cell>
          <table:table-cell office:value-type="float" office:value="41" calcext:value-type="float">
            <text:p>41</text:p>
          </table:table-cell>
          <table:table-cell table:style-name="ce14" table:formula="of:=SUMPRODUCT(ROW(INDIRECT(&quot;1:&quot; &amp; [.B67])))"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otional Intelligence</text:p>
          </table:table-cell>
          <table:table-cell office:value-type="float" office:value="36" calcext:value-type="float">
            <text:p>36</text:p>
          </table:table-cell>
          <table:table-cell table:style-name="ce14" table:formula="of:=SUMPRODUCT(ROW(INDIRECT(&quot;1:&quot; &amp; [.B68])))"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ditions</text:p>
          </table:table-cell>
          <table:table-cell office:value-type="float" office:value="28" calcext:value-type="float">
            <text:p>28</text:p>
          </table:table-cell>
          <table:table-cell table:style-name="ce14" table:formula="of:=SUMPRODUCT(ROW(INDIRECT(&quot;1:&quot; &amp; [.B69])))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toms</text:p>
          </table:table-cell>
          <table:table-cell office:value-type="float" office:value="20" calcext:value-type="float">
            <text:p>20</text:p>
          </table:table-cell>
          <table:table-cell table:style-name="ce14" table:formula="of:=SUMPRODUCT(ROW(INDIRECT(&quot;1:&quot; &amp; [.B70])))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ertiveness</text:p>
          </table:table-cell>
          <table:table-cell office:value-type="float" office:value="39" calcext:value-type="float">
            <text:p>39</text:p>
          </table:table-cell>
          <table:table-cell table:style-name="ce14" table:formula="of:=SUMPRODUCT(ROW(INDIRECT(&quot;1:&quot; &amp; [.B71])))"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rovisation</text:p>
          </table:table-cell>
          <table:table-cell office:value-type="float" office:value="8" calcext:value-type="float">
            <text:p>8</text:p>
          </table:table-cell>
          <table:table-cell table:style-name="ce14" table:formula="of:=SUMPRODUCT(ROW(INDIRECT(&quot;1:&quot; &amp; [.B72]))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conry</text:p>
          </table:table-cell>
          <table:table-cell office:value-type="float" office:value="7" calcext:value-type="float">
            <text:p>7</text:p>
          </table:table-cell>
          <table:table-cell table:style-name="ce14" table:formula="of:=SUMPRODUCT(ROW(INDIRECT(&quot;1:&quot; &amp; [.B73]))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ing</text:p>
          </table:table-cell>
          <table:table-cell office:value-type="float" office:value="9" calcext:value-type="float">
            <text:p>9</text:p>
          </table:table-cell>
          <table:table-cell table:style-name="ce14" table:formula="of:=SUMPRODUCT(ROW(INDIRECT(&quot;1:&quot; &amp; [.B74]))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ing</text:p>
          </table:table-cell>
          <table:table-cell office:value-type="float" office:value="11" calcext:value-type="float">
            <text:p>11</text:p>
          </table:table-cell>
          <table:table-cell table:style-name="ce14" table:formula="of:=SUMPRODUCT(ROW(INDIRECT(&quot;1:&quot; &amp; [.B75]))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Management</text:p>
          </table:table-cell>
          <table:table-cell office:value-type="float" office:value="26" calcext:value-type="float">
            <text:p>26</text:p>
          </table:table-cell>
          <table:table-cell table:style-name="ce14" table:formula="of:=SUMPRODUCT(ROW(INDIRECT(&quot;1:&quot; &amp; [.B76])))"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ganizing</text:p>
          </table:table-cell>
          <table:table-cell office:value-type="float" office:value="19" calcext:value-type="float">
            <text:p>19</text:p>
          </table:table-cell>
          <table:table-cell table:style-name="ce14" table:formula="of:=SUMPRODUCT(ROW(INDIRECT(&quot;1:&quot; &amp; [.B77])))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netics</text:p>
          </table:table-cell>
          <table:table-cell office:value-type="float" office:value="10" calcext:value-type="float">
            <text:p>10</text:p>
          </table:table-cell>
          <table:table-cell table:style-name="ce14" table:formula="of:=SUMPRODUCT(ROW(INDIRECT(&quot;1:&quot; &amp; [.B78]))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odmaking</text:p>
          </table:table-cell>
          <table:table-cell office:value-type="float" office:value="28" calcext:value-type="float">
            <text:p>28</text:p>
          </table:table-cell>
          <table:table-cell table:style-name="ce14" table:formula="of:=SUMPRODUCT(ROW(INDIRECT(&quot;1:&quot; &amp; [.B79])))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pectfulness</text:p>
          </table:table-cell>
          <table:table-cell office:value-type="float" office:value="30" calcext:value-type="float">
            <text:p>30</text:p>
          </table:table-cell>
          <table:table-cell table:style-name="ce14" table:formula="of:=SUMPRODUCT(ROW(INDIRECT(&quot;1:&quot; &amp; [.B80])))"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dership</text:p>
          </table:table-cell>
          <table:table-cell office:value-type="float" office:value="12" calcext:value-type="float">
            <text:p>12</text:p>
          </table:table-cell>
          <table:table-cell table:style-name="ce14" table:formula="of:=SUMPRODUCT(ROW(INDIRECT(&quot;1:&quot; &amp; [.B81]))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Intermediate Law</text:p>
          </table:table-cell>
          <table:table-cell office:value-type="float" office:value="12" calcext:value-type="float">
            <text:p>12</text:p>
          </table:table-cell>
          <table:table-cell table:formula="of:=SUMPRODUCT(2 * ROW(INDIRECT(&quot;1:&quot; &amp; [.B82])))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Oathbinding</text:p>
          </table:table-cell>
          <table:table-cell office:value-type="float" office:value="53" calcext:value-type="float">
            <text:p>53</text:p>
          </table:table-cell>
          <table:table-cell table:formula="of:=SUMPRODUCT(ROW(INDIRECT(&quot;1:&quot; &amp; [.B83])))" office:value-type="float" office:value="1431" calcext:value-type="float">
            <text:p>1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ributive Insight</text:p>
          </table:table-cell>
          <table:table-cell office:value-type="float" office:value="45" calcext:value-type="float">
            <text:p>45</text:p>
          </table:table-cell>
          <table:table-cell table:formula="of:=SUMPRODUCT(ROW(INDIRECT(&quot;1:&quot; &amp; [.B84])))" office:value-type="float" office:value="1035" calcext:value-type="float">
            <text:p>1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th Seal</text:p>
          </table:table-cell>
          <table:table-cell office:value-type="float" office:value="59" calcext:value-type="float">
            <text:p>59</text:p>
          </table:table-cell>
          <table:table-cell table:formula="of:=SUMPRODUCT(ROW(INDIRECT(&quot;1:&quot; &amp; [.B85])))" office:value-type="float" office:value="1770" calcext:value-type="float">
            <text:p>1770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Moral Compass</text:p>
          </table:table-cell>
          <table:table-cell office:value-type="float" office:value="40" calcext:value-type="float">
            <text:p>40</text:p>
          </table:table-cell>
          <table:table-cell table:formula="of:=SUMPRODUCT(ROW(INDIRECT(&quot;1:&quot; &amp; [.B86])))"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ine Counsel</text:p>
          </table:table-cell>
          <table:table-cell office:value-type="float" office:value="13" calcext:value-type="float">
            <text:p>13</text:p>
          </table:table-cell>
          <table:table-cell table:formula="of:=SUMPRODUCT(ROW(INDIRECT(&quot;1:&quot; &amp; [.B87]))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Muscle Surge</text:p>
          </table:table-cell>
          <table:table-cell office:value-type="float" office:value="8" calcext:value-type="float">
            <text:p>8</text:p>
          </table:table-cell>
          <table:table-cell table:formula="of:=SUMPRODUCT(ROW(INDIRECT(&quot;1:&quot; &amp; [.B88])))" office:value-type="float" office:value="36" calcext:value-type="float">
            <text:p>36</text:p>
          </table:table-cell>
          <table:table-cell table:number-columns-repeated="3"/>
        </table:table-row>
        <table:table-row table:style-name="ro1" table:number-rows-repeated="104848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5P2" style:volatile="true">
      <number:text loext:blank-width-char="-"> </number:text>
      <number:fill-character> </number:fill-character>
      <number:text>- _-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€</number:text>
    </number:number-style>
    <number:number-style style:name="N14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2" style:volatile="true">
      <number:text loext:blank-width-char="-"> </number:text>
      <number:fill-character> </number:fill-character>
      <number:text loext:blank-width-char="-1">-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7P2" style:volatile="true">
      <number:text loext:blank-width-char="-"> </number:text>
      <number:fill-character> </number:fill-character>
      <number:text loext:blank-width-char="-3">- €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31" number:language="de" number:country="DE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31P0"/>
    </number:number-style>
    <number:number-style style:name="N10132P0" style:volatile="true" number:language="de" number:country="DE">
      <number:number number:decimal-places="0" number:min-decimal-places="0" number:min-integer-digits="1" number:grouping="true"/>
      <number:text loext:blank-width-char="€1">   </number:text>
    </number:number-style>
    <number:number-style style:name="N10132" number:language="de" number:country="DE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32P0"/>
    </number:number-style>
    <number:number-style style:name="N10133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33" number:language="de" number:country="DE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33P0"/>
    </number:number-style>
    <number:number-style style:name="N10134P0" style:volatile="true" number:language="de" number:country="DE">
      <number:number number:decimal-places="2" number:min-decimal-places="2" number:min-integer-digits="1" number:grouping="true"/>
      <number:text loext:blank-width-char="€1">   </number:text>
    </number:number-style>
    <number:number-style style:name="N1013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34P0"/>
    </number:number-style>
    <number:number-style style:name="N1013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5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5P0"/>
    </number:number-style>
    <number:number-style style:name="N1013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6P0"/>
    </number:number-style>
    <number:number-style style:name="N10137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7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7P0"/>
    </number:number-style>
    <number:number-style style:name="N1013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8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.00.0000</text:date>, <text:time style:data-style-name="N2" text:time-value="11:46:29.96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" style:display-name="PageStyle_All Skills (Normal)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1" style:display-name="PageStyle_All Skills (Normal)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2" style:display-name="PageStyle_All Skills (Normal)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3" style:display-name="PageStyle_All Skills (Normal) 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l_20_Skills_20__28_Normal_29__20_4" style:display-name="PageStyle_All Skills (Normal)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5T23:36:35.358000000</meta:creation-date>
    <dc:date>2024-09-24T13:24:25.828000000</dc:date>
    <meta:editing-duration>PT57M7S</meta:editing-duration>
    <meta:editing-cycles>10</meta:editing-cycles>
    <meta:generator>LibreOffice/24.8.0.3$Windows_X86_64 LibreOffice_project/0bdf1299c94fe897b119f97f3c613e9dca6be583</meta:generator>
    <meta:document-statistic meta:table-count="1" meta:cell-count="264" meta:object-count="0"/>
  </office:meta>
</office:document-meta>
</file>